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1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08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3.651cm"/>
    </style:style>
    <style:style style:name="co4" style:family="table-column">
      <style:table-column-properties fo:break-before="auto" style:column-width="2.249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2.184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1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ce22" style:family="table-cell" style:parent-style-name="Default" style:data-style-name="N0">
      <style:table-cell-properties fo:border-bottom="0.06pt solid #4a452a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Arial1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4a452a" style:vertical-align="middle"/>
      <style:paragraph-properties fo:text-align="start" fo:margin-left="0cm"/>
      <style:text-properties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ce24" style:family="table-cell" style:parent-style-name="Default" style:data-style-name="N0">
      <style:table-cell-properties style:diagonal-tl-br="0.06pt solid #4a452a" style:text-align-source="fix" style:repeat-content="false" fo:background-color="transparent" fo:wrap-option="wrap" fo:border="0.06pt solid #4a452a" style:vertical-align="middle"/>
      <style:paragraph-properties fo:text-align="center"/>
      <style:text-properties style:font-name="Arial1" fo:font-size="12pt" fo:font-style="italic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ce28" style:family="table-cell" style:parent-style-name="Default" style:data-style-name="N0">
      <style:table-cell-properties style:vertical-align="middle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fo:border="0.06pt solid #4a452a" style:vertical-align="middle"/>
      <style:paragraph-properties fo:text-align="center"/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0" style:family="table-cell" style:parent-style-name="Default" style:data-style-name="N0">
      <style:table-cell-properties fo:background-color="transparent" fo:wrap-option="wrap" fo:border="0.06pt solid #4a452a" style:vertical-align="middle"/>
      <style:text-properties style:font-name="Arial1" fo:font-weight="bold" style:font-name-asian="Arial1" style:font-weight-asian="bold" style:font-name-complex="Arial1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4a452a" style:vertical-align="middle"/>
      <style:paragraph-properties fo:text-align="center"/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7" style:family="table-cell" style:parent-style-name="Default" style:data-style-name="N0">
      <style:table-cell-properties fo:wrap-option="wrap" fo:border="0.06pt solid #4a452a" style:vertical-align="middle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style:vertical-align="middle"/>
      <style:text-properties style:font-name="Arial1" fo:font-weight="bold" style:font-name-asian="Arial1" style:font-weight-asian="bold" style:font-name-complex="Arial1" style:font-weight-complex="bold"/>
    </style:style>
    <style:style style:name="ce18" style:family="table-cell" style:parent-style-name="Default" style:data-style-name="N0">
      <style:table-cell-properties fo:background-color="transparent" fo:wrap-option="wrap" style:vertical-align="middle"/>
      <style:text-properties style:font-name="Arial1" fo:font-weight="bold" style:font-name-asian="Arial1" style:font-weight-asian="bold" style:font-name-complex="Arial1" style:font-weight-complex="bold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2" style:family="table-cell" style:parent-style-name="Default" style:data-style-name="N0">
      <style:table-cell-properties style:vertical-align="automatic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4a452a" style:rotation-angle="9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1" style:family="table-cell" style:parent-style-name="Default" style:data-style-name="N0">
      <style:table-cell-properties fo:background-color="transparent" fo:border="0.06pt solid #4a452a" style:vertical-align="middle"/>
      <style:text-properties style:font-name="Arial1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ce13" style:family="table-cell" style:parent-style-name="Default" style:data-style-name="N0">
      <style:table-cell-properties fo:background-color="transparent" fo:border="0.06pt solid #4a452a" style:vertical-align="middle"/>
      <style:text-properties style:font-name="Arial1" fo:font-weight="bold" style:font-name-asian="Arial1" style:font-weight-asian="bold" style:font-name-complex="Arial1" style:font-weight-complex="bold"/>
    </style:style>
    <style:style style:name="ce15" style:family="table-cell" style:parent-style-name="Default" style:data-style-name="N0">
      <style:table-cell-properties fo:border="0.06pt solid #4a452a" style:vertical-align="middle"/>
      <style:text-properties style:font-name="Arial1" fo:font-weight="bold" style:font-name-asian="Arial1" style:font-weight-asian="bold" style:font-name-complex="Arial1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4a452a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4a452a" fo:border-right="0.06pt solid #4a452a" style:rotation-angle="90" fo:border-top="0.06pt solid #4a452a" style:vertical-align="middle"/>
      <style:paragraph-properties fo:text-align="center"/>
      <style:text-properties style:font-name="Arial1" style:font-name-asian="Arial1" style:font-name-complex="Arial1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4a452a" style:vertical-align="middle"/>
      <style:paragraph-properties fo:text-align="center"/>
      <style:text-properties style:font-name="Arial1" fo:font-size="20pt" style:font-name-asian="Arial1" style:font-size-asian="20pt" style:font-name-complex="Arial1" style:font-size-complex="20pt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4a452a" style:vertical-align="middle"/>
      <style:paragraph-properties fo:text-align="center"/>
      <style:text-properties style:font-name="Arial1" fo:font-size="8pt" style:font-name-asian="Arial1" style:font-size-asian="8pt" style:font-name-complex="Arial1" style:font-size-complex="8pt"/>
    </style:style>
    <style:style style:name="ce16" style:family="table-cell" style:parent-style-name="Default" style:data-style-name="N0">
      <style:table-cell-properties style:text-align-source="fix" style:repeat-content="false" fo:border="0.06pt solid #4a452a" style:vertical-align="middle"/>
      <style:paragraph-properties fo:text-align="center"/>
      <style:text-properties style:font-name="Arial1" fo:font-size="20pt" style:font-name-asian="Arial1" style:font-size-asian="20pt" style:font-name-complex="Arial1" style:font-size-complex="20pt"/>
    </style:style>
    <style:style style:name="ce4" style:family="table-cell" style:parent-style-name="Default" style:data-style-name="N0">
      <style:table-cell-properties fo:border-bottom="0.06pt solid #4a452a" fo:border-left="0.06pt solid #4a452a" fo:border-right="none" fo:border-top="0.06pt solid #4a452a" style:vertical-align="middle"/>
      <style:text-properties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ce5" style:family="table-cell" style:parent-style-name="Default" style:data-style-name="N0">
      <style:table-cell-properties fo:border-bottom="0.06pt solid #4a452a" style:text-align-source="fix" style:repeat-content="false" fo:border-left="none" fo:border-right="none" fo:border-top="0.06pt solid #4a452a" style:vertical-align="middle"/>
      <style:paragraph-properties fo:text-align="center"/>
      <style:text-properties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ce6" style:family="table-cell" style:parent-style-name="Default" style:data-style-name="N0">
      <style:table-cell-properties fo:border-bottom="0.06pt solid #4a452a" style:text-align-source="fix" style:repeat-content="false" fo:border-left="none" fo:border-right="0.06pt solid #4a452a" fo:border-top="0.06pt solid #4a452a" style:vertical-align="middle"/>
      <style:paragraph-properties fo:text-align="center"/>
      <style:text-properties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_de_synthèse_Épreuve_E4" table:style-name="ta1">
        <table:table-column table:style-name="co1" table:default-cell-style-name="ce28"/>
        <table:table-column table:style-name="co2" table:default-cell-style-name="ce28"/>
        <table:table-column table:style-name="co3" table:number-columns-repeated="6" table:default-cell-style-name="ce28"/>
        <table:table-column table:style-name="co4" table:number-columns-repeated="35" table:default-cell-style-name="ce2"/>
        <table:table-column table:style-name="co2" table:number-columns-repeated="16341" table:default-cell-style-name="ce28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/>
          <table:table-cell table:style-name="ce1" office:value-type="string" calcext:value-type="string" table:number-columns-spanned="2" table:number-rows-spanned="1">
            <text:p>SESSION 2022</text:p>
          </table:table-cell>
          <table:covered-table-cell/>
          <table:table-cell table:number-columns-repeated="16376"/>
        </table:table-row>
        <table:table-row table:style-name="ro2">
          <table:table-cell table:style-name="ce22" office:value-type="string" calcext:value-type="string" table:number-columns-spanned="8" table:number-rows-spanned="1">
            <text:p>Tableau de synthèse des réalisations professionnell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style-name="ce21" office:value-type="string" calcext:value-type="string" table:number-columns-spanned="5" table:number-rows-spanned="1">
            <text:p>NOM et prénom :</text:p>
          </table:table-cell>
          <table:covered-table-cell table:number-columns-repeated="4"/>
          <table:table-cell table:style-name="ce21" office:value-type="string" calcext:value-type="string" table:number-columns-spanned="3" table:number-rows-spanned="1">
            <text:p>N° candidat :</text:p>
          </table:table-cell>
          <table:covered-table-cell table:number-columns-repeated="2"/>
          <table:table-cell table:number-columns-repeated="2"/>
          <table:table-cell table:style-name="ce28" table:number-columns-repeated="3"/>
          <table:table-cell table:number-columns-repeated="16371"/>
        </table:table-row>
        <table:table-row table:style-name="ro1">
          <table:table-cell table:style-name="ce21" office:value-type="string" calcext:value-type="string" table:number-columns-spanned="5" table:number-rows-spanned="1">
            <text:p>Centre de formation :</text:p>
          </table:table-cell>
          <table:covered-table-cell table:number-columns-repeated="4"/>
          <table:table-cell table:style-name="ce4" office:value-type="string" calcext:value-type="string">
            <text:p>Option :</text:p>
          </table:table-cell>
          <table:table-cell table:style-name="ce5" office:value-type="string" calcext:value-type="string">
            <text:p>▢ SISR</text:p>
          </table:table-cell>
          <table:table-cell table:style-name="ce6" office:value-type="string" calcext:value-type="string">
            <text:p>▢ SLAM</text:p>
          </table:table-cell>
          <table:table-cell table:number-columns-repeated="16376"/>
        </table:table-row>
        <table:table-row table:style-name="ro3">
          <table:table-cell table:style-name="ce24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25" office:value-type="string" calcext:value-type="string" table:number-columns-spanned="1" table:number-rows-spanned="2">
            <text:p>Période (sous la forme du JJ/MM/AA au JJ/MM/AA)</text:p>
          </table:table-cell>
          <table:table-cell table:style-name="ce7" office:value-type="string" calcext:value-type="string">
            <text:p>Gérer le patrimoine informatique</text:p>
          </table:table-cell>
          <table:table-cell table:style-name="ce7" office:value-type="string" calcext:value-type="string">
            <text:p>Répondre aux incidents et aux demandes d’assistance et d’évolution</text:p>
          </table:table-cell>
          <table:table-cell table:style-name="ce7" office:value-type="string" calcext:value-type="string">
            <text:p>Développer la présence en ligne de l’organisation</text:p>
          </table:table-cell>
          <table:table-cell table:style-name="ce7" office:value-type="string" calcext:value-type="string">
            <text:p>Travailler en mode projet</text:p>
          </table:table-cell>
          <table:table-cell table:style-name="ce7" office:value-type="string" calcext:value-type="string">
            <text:p>Mettre à disposition des utilisateurs un service informatique</text:p>
          </table:table-cell>
          <table:table-cell table:style-name="ce7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number-columns-repeated="2"/>
          <table:table-cell table:style-name="ce8" office:value-type="string" calcext:value-type="string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8" office:value-type="string" calcext:value-type="string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table:style-name="ce8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8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8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8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9" table:number-columns-repeated="16376"/>
        </table:table-row>
        <table:table-row table:style-name="ro5">
          <table:table-cell table:style-name="ce26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7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mise en place d'un serveur GLPI pour la gestion du parc</text:p>
          </table:table-cell>
          <table:table-cell table:style-name="ce11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Installation de Veeam Backup et réplication (sauvegarde de l'AD)</text:p>
          </table:table-cell>
          <table:table-cell table:style-name="ce11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Installation d'un serveur RDS</text:p>
          </table:table-cell>
          <table:table-cell table:style-name="ce11"/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2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Shell scripting</text:p>
          </table:table-cell>
          <table:table-cell table:style-name="ce11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Installation de PRTG pour superviser les serveurs</text:p>
          </table:table-cell>
          <table:table-cell table:style-name="ce11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Installation de WDS</text:p>
          </table:table-cell>
          <table:table-cell table:style-name="ce11"/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2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Installation d'un serveur de fichiers</text:p>
          </table:table-cell>
          <table:table-cell table:style-name="ce11"/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2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Installation et gestion d'un Active Directory</text:p>
          </table:table-cell>
          <table:table-cell table:style-name="ce11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Flux rss</text:p>
          </table:table-cell>
          <table:table-cell table:style-name="ce11"/>
          <table:table-cell table:style-name="ce12" table:number-columns-repeated="5"/>
          <table:table-cell table:style-name="ce12" office:value-type="string" calcext:value-type="string">
            <text:p>x</text:p>
          </table:table-cell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réalisation d'un contexte d'entreprise complet</text:p>
          </table:table-cell>
          <table:table-cell table:style-name="ce11"/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création d'un portfolio et d’un profil Linkedin</text:p>
          </table:table-cell>
          <table:table-cell table:style-name="ce13"/>
          <table:table-cell table:style-name="ce14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9" table:number-columns-repeated="16376"/>
        </table:table-row>
        <table:table-row table:style-name="ro6">
          <table:table-cell table:style-name="ce27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7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Ticketing avec redmine</text:p>
          </table:table-cell>
          <table:table-cell table:style-name="ce13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déploiement pc (FOG), téléphones et <text:s/>tablettes via MDM Ivanti</text:p>
          </table:table-cell>
          <table:table-cell table:style-name="ce13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4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brassage d'une baie réseau </text:p>
          </table:table-cell>
          <table:table-cell table:style-name="ce13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Préparation d’arrivé user ( création compte,droits,licence office, boîte mail exchange, config poste téléphonique (Avaya)</text:p>
          </table:table-cell>
          <table:table-cell table:style-name="ce13"/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2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Sauvegardes hebdomadaires</text:p>
          </table:table-cell>
          <table:table-cell table:style-name="ce13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Gestion de stock via un logiciel interne</text:p>
          </table:table-cell>
          <table:table-cell table:style-name="ce13"/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9" table:number-columns-repeated="16376"/>
        </table:table-row>
        <table:table-row table:style-name="ro1" table:number-rows-repeated="2">
          <table:table-cell table:style-name="ce10"/>
          <table:table-cell table:style-name="ce13"/>
          <table:table-cell table:style-name="ce12" table:number-columns-repeated="6"/>
          <table:table-cell table:style-name="ce9" table:number-columns-repeated="16376"/>
        </table:table-row>
        <table:table-row table:style-name="ro6">
          <table:table-cell table:style-name="ce27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7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Ticketing avec redmine</text:p>
          </table:table-cell>
          <table:table-cell table:style-name="ce13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déploiement pc (FOG), téléphones et <text:s/>tablettes via MDM (Ivanti)</text:p>
          </table:table-cell>
          <table:table-cell table:style-name="ce13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brassage d'une baie réseau </text:p>
          </table:table-cell>
          <table:table-cell table:style-name="ce13"/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2"/>
          <table:table-cell table:style-name="ce9" table:number-columns-repeated="16376"/>
        </table:table-row>
        <table:table-row table:style-name="ro1">
          <table:table-cell table:style-name="ce10" office:value-type="string" calcext:value-type="string">
            <text:p>Sauvegardes hebdomadaires</text:p>
          </table:table-cell>
          <table:table-cell table:style-name="ce13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style-name="ce9" table:number-columns-repeated="16376"/>
        </table:table-row>
        <table:table-row table:style-name="ro1">
          <table:table-cell table:style-name="ce17" office:value-type="string" calcext:value-type="string">
            <text:p>Gestion Téléphonie avec Avaya </text:p>
          </table:table-cell>
          <table:table-cell table:style-name="ce15"/>
          <table:table-cell table:style-name="ce16" table:number-columns-repeated="3"/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16376"/>
        </table:table-row>
        <table:table-row table:style-name="ro1">
          <table:table-cell table:style-name="ce33" office:value-type="string" calcext:value-type="string">
            <text:p>Gestion de stock via un logiciel interne</text:p>
          </table:table-cell>
          <table:table-cell table:style-name="ce15"/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2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16376"/>
        </table:table-row>
        <table:table-row table:style-name="ro1">
          <table:table-cell table:style-name="ce18" office:value-type="string" calcext:value-type="string">
            <text:p>réunion tous les jours à 11h30 <text:s/></text:p>
          </table:table-cell>
          <table:table-cell table:style-name="ce13"/>
          <table:table-cell table:style-name="ce12" table:number-columns-repeated="6"/>
          <table:table-cell table:style-name="ce9" table:number-columns-repeated="16376"/>
        </table:table-row>
        <table:table-row table:style-name="ro7">
          <table:table-cell table:style-name="ce36" office:value-type="string" calcext:value-type="string">
            <text:p>Formation google workspace ( migration)</text:p>
          </table:table-cell>
          <table:table-cell table:style-name="ce13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style-name="ce9" table:number-columns-repeated="16376"/>
        </table:table-row>
        <table:table-row table:style-name="ro8" table:number-rows-repeated="45">
          <table:table-cell table:style-name="ce2" table:number-columns-repeated="8"/>
          <table:table-cell table:number-columns-repeated="35"/>
          <table:table-cell table:style-name="ce2" table:number-columns-repeated="16341"/>
        </table:table-row>
        <table:table-row table:style-name="ro8">
          <table:table-cell/>
          <table:table-cell table:style-name="ce2" table:number-columns-repeated="7"/>
          <table:table-cell table:number-columns-repeated="35"/>
          <table:table-cell table:style-name="ce2" table:number-columns-repeated="16341"/>
        </table:table-row>
        <table:table-row table:style-name="ro9" table:number-rows-repeated="1048493">
          <table:table-cell table:number-columns-repeated="16384"/>
        </table:table-row>
        <table:table-row table:style-name="ro9">
          <table:table-cell table:number-columns-repeated="16384"/>
        </table:table-row>
        <table:named-expressions>
          <table:named-range table:name="Print_Area" table:base-cell-address="$Tableau_de_synthèse_Épreuve_E4.$A$1" table:cell-range-address="Tableau_de_synthèse_Épreuve_E4.$A$1:Tableau_de_synthèse_Épreuve_E4.$H$3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1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currency-style style:name="N10113P0" style:volatile="true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113P1" style:volatile="true" number:language="ar" number:country="SA">
      <number:text>-</number:text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113" number:language="ar" number:country="SA">
      <number:text>-</number:text>
      <number:number number:decimal-places="0" number:min-decimal-places="0" number:min-integer-digits="2"/>
      <number:text> </number:text>
      <number:currency-symbol number:language="ar" number:country="SA">€</number:currency-symbol>
      <number:text> </number:text>
      <style:map style:condition="value()&gt;0" style:apply-style-name="N10113P0"/>
      <style:map style:condition="value()&lt;0" style:apply-style-name="N10113P1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11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112" number:language="ar" number:country="SA">
      <number:text>-</number:text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0113">
      <style:table-cell-properties style:vertical-align="automatic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print-page-order="ttb" style:first-page-number="continue" style:scale-to="100%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/00/0000</text:date>, <text:time style:data-style-name="N2" text:time-value="17:29:48.9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initial-creator>Christine Gaubert-Macon</meta:initial-creator>
    <meta:creation-date>2012-01-12T10:51:15Z</meta:creation-date>
    <dc:date>2026-04-08T17:41:52.964000000</dc:date>
    <meta:print-date>2021-01-01T11:01:24Z</meta:print-date>
    <meta:editing-cycles>3</meta:editing-cycles>
    <meta:editing-duration>PT29M39S</meta:editing-duration>
    <meta:document-statistic meta:table-count="1" meta:cell-count="78" meta:object-count="0"/>
    <meta:user-defined meta:name="AppVersion">14.0300</meta:user-defined>
  </office:meta>
</office:document-meta>
</file>